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omic Sans MS" svg:font-family="'Comic Sans MS'"/>
    <style:font-face style:name="Times New Roman1" svg:font-family="'Times New Roman'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tting_5f_status_5f_structure" style:display-name="setting_status_structure" style:family="table">
      <style:table-properties style:width="6.7028in" fo:margin-left="-0.0118in" fo:margin-right="0.0021in" table:align="margins"/>
    </style:style>
    <style:style style:name="setting_5f_status_5f_structure.A" style:display-name="setting_status_structure.A" style:family="table-column">
      <style:table-column-properties style:column-width="0.8264in" style:rel-column-width="8079*"/>
    </style:style>
    <style:style style:name="setting_5f_status_5f_structure.B" style:display-name="setting_status_structure.B" style:family="table-column">
      <style:table-column-properties style:column-width="1.4431in" style:rel-column-width="14109*"/>
    </style:style>
    <style:style style:name="setting_5f_status_5f_structure.C" style:display-name="setting_status_structure.C" style:family="table-column">
      <style:table-column-properties style:column-width="4.4333in" style:rel-column-width="43347*"/>
    </style:style>
    <style:style style:name="setting_5f_status_5f_structure.A1" style:display-name="setting_status_structur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setting_5f_status_5f_structure.C1" style:display-name="setting_status_structure.C1" style:family="table-cell">
      <style:table-cell-properties fo:padding="0.0382in" fo:border="0.0007in solid #000000"/>
    </style:style>
    <style:style style:name="setting_5f_status_5f_structure.A2" style:display-name="setting_status_structure.A2" style:family="table-cell">
      <style:table-cell-properties fo:padding="0.0382in" fo:border-left="0.0007in solid #000000" fo:border-right="none" fo:border-top="none" fo:border-bottom="0.0007in solid #000000"/>
    </style:style>
    <style:style style:name="setting_5f_status_5f_structure.C2" style:display-name="setting_status_structure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setting_5f_status_5f_structure.A6" style:display-name="setting_status_structure.A6" style:family="table-cell">
      <style:table-cell-properties fo:background-color="#ffffcc" fo:padding="0.0382in" fo:border-left="0.0007in solid #000000" fo:border-right="none" fo:border-top="none" fo:border-bottom="0.0007in solid #000000">
        <style:background-image/>
      </style:table-cell-properties>
    </style:style>
    <style:style style:name="setting_5f_status_5f_structure.C6" style:display-name="setting_status_structure.C6" style:family="table-cell">
      <style:table-cell-properties fo:background-color="#ffff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setting_5f_status_5f_structure.A10" style:display-name="setting_status_structure.A10" style:family="table-cell">
      <style:table-cell-properties fo:background-color="#99ffcc" fo:padding="0.0382in" fo:border-left="0.0007in solid #000000" fo:border-right="none" fo:border-top="none" fo:border-bottom="0.0007in solid #000000">
        <style:background-image/>
      </style:table-cell-properties>
    </style:style>
    <style:style style:name="setting_5f_status_5f_structure.C10" style:display-name="setting_status_structure.C10" style:family="table-cell">
      <style:table-cell-properties fo:background-color="#99ff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setting_5f_status_5f_structure.A16" style:display-name="setting_status_structure.A16" style:family="table-cell">
      <style:table-cell-properties fo:background-color="#ccffff" fo:padding="0.0382in" fo:border-left="0.0007in solid #000000" fo:border-right="none" fo:border-top="none" fo:border-bottom="0.0007in solid #000000">
        <style:background-image/>
      </style:table-cell-properties>
    </style:style>
    <style:style style:name="setting_5f_status_5f_structure.C16" style:display-name="setting_status_structure.C16" style:family="table-cell">
      <style:table-cell-properties fo:background-color="#cc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4" style:family="table">
      <style:table-properties style:width="6.7083in" fo:margin-left="-0.0118in" fo:margin-right="-0.0035in" table:align="margins"/>
    </style:style>
    <style:style style:name="Таблица4.A" style:family="table-column">
      <style:table-column-properties style:column-width="0.8542in" style:rel-column-width="8344*"/>
    </style:style>
    <style:style style:name="Таблица4.B" style:family="table-column">
      <style:table-column-properties style:column-width="1.6354in" style:rel-column-width="15976*"/>
    </style:style>
    <style:style style:name="Таблица4.C" style:family="table-column">
      <style:table-column-properties style:column-width="4.2188in" style:rel-column-width="41215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C1" style:family="table-cell">
      <style:table-cell-properties fo:padding="0.0382in" fo:border="0.0007in solid #000000"/>
    </style:style>
    <style:style style:name="Таблица4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none" fo:border-top="none" fo:border-bottom="0.0007in solid #000000"/>
    </style:style>
    <style:style style:name="Таблица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7083in" fo:margin-left="-0.0118in" fo:margin-right="-0.0035in" table:align="margins"/>
    </style:style>
    <style:style style:name="Таблица7.A" style:family="table-column">
      <style:table-column-properties style:column-width="0.8542in" style:rel-column-width="8344*"/>
    </style:style>
    <style:style style:name="Таблица7.B" style:family="table-column">
      <style:table-column-properties style:column-width="1.6354in" style:rel-column-width="15976*"/>
    </style:style>
    <style:style style:name="Таблица7.C" style:family="table-column">
      <style:table-column-properties style:column-width="4.2188in" style:rel-column-width="41215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C1" style:family="table-cell">
      <style:table-cell-properties fo:padding="0.0382in" fo:border="0.0007in solid #000000"/>
    </style:style>
    <style:style style:name="Таблица7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none" fo:border-top="none" fo:border-bottom="0.0007in solid #000000"/>
    </style:style>
    <style:style style:name="Таблица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7083in" fo:margin-left="-0.0118in" fo:margin-right="-0.0035in" table:align="margins"/>
    </style:style>
    <style:style style:name="Таблица1.A" style:family="table-column">
      <style:table-column-properties style:column-width="0.8542in" style:rel-column-width="8344*"/>
    </style:style>
    <style:style style:name="Таблица1.B" style:family="table-column">
      <style:table-column-properties style:column-width="1.6354in" style:rel-column-width="15976*"/>
    </style:style>
    <style:style style:name="Таблица1.C" style:family="table-column">
      <style:table-column-properties style:column-width="4.2188in" style:rel-column-width="41215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C1" style:family="table-cell">
      <style:table-cell-properties fo:padding="0.0382in" fo:border="0.0007in solid #000000"/>
    </style:style>
    <style:style style:name="Таблица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none" fo:border-top="none" fo:border-bottom="0.0007in solid #000000"/>
    </style:style>
    <style:style style:name="Таблица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7083in" fo:margin-left="-0.0118in" fo:margin-right="-0.0035in" table:align="margins"/>
    </style:style>
    <style:style style:name="Таблица2.A" style:family="table-column">
      <style:table-column-properties style:column-width="0.8542in" style:rel-column-width="8344*"/>
    </style:style>
    <style:style style:name="Таблица2.B" style:family="table-column">
      <style:table-column-properties style:column-width="1.6354in" style:rel-column-width="15976*"/>
    </style:style>
    <style:style style:name="Таблица2.C" style:family="table-column">
      <style:table-column-properties style:column-width="4.2188in" style:rel-column-width="41215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C1" style:family="table-cell">
      <style:table-cell-properties fo:padding="0.0382in" fo:border="0.0007in solid #000000"/>
    </style:style>
    <style:style style:name="Таблица2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none" fo:border-top="none" fo:border-bottom="0.0007in solid #000000"/>
    </style:style>
    <style:style style:name="Таблица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7083in" fo:margin-left="-0.0118in" fo:margin-right="-0.0035in" table:align="margins"/>
    </style:style>
    <style:style style:name="Таблица3.A" style:family="table-column">
      <style:table-column-properties style:column-width="0.8542in" style:rel-column-width="8344*"/>
    </style:style>
    <style:style style:name="Таблица3.B" style:family="table-column">
      <style:table-column-properties style:column-width="1.6354in" style:rel-column-width="15976*"/>
    </style:style>
    <style:style style:name="Таблица3.C" style:family="table-column">
      <style:table-column-properties style:column-width="4.2188in" style:rel-column-width="41215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C1" style:family="table-cell">
      <style:table-cell-properties fo:padding="0.0382in" fo:border="0.0007in solid #000000"/>
    </style:style>
    <style:style style:name="Таблица3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none" fo:border-top="none" fo:border-bottom="0.0007in solid #000000"/>
    </style:style>
    <style:style style:name="Таблица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7083in" fo:margin-left="-0.0118in" fo:margin-right="-0.0035in" table:align="margins"/>
    </style:style>
    <style:style style:name="Таблица5.A" style:family="table-column">
      <style:table-column-properties style:column-width="0.8542in" style:rel-column-width="8344*"/>
    </style:style>
    <style:style style:name="Таблица5.B" style:family="table-column">
      <style:table-column-properties style:column-width="1.6354in" style:rel-column-width="15976*"/>
    </style:style>
    <style:style style:name="Таблица5.C" style:family="table-column">
      <style:table-column-properties style:column-width="4.2188in" style:rel-column-width="41215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C1" style:family="table-cell">
      <style:table-cell-properties fo:padding="0.0382in" fo:border="0.0007in solid #000000"/>
    </style:style>
    <style:style style:name="Таблица5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none" fo:border-top="none" fo:border-bottom="0.0007in solid #000000"/>
    </style:style>
    <style:style style:name="Таблица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514in" fo:margin-left="0.0194in" fo:margin-right="0.0222in" table:align="margins"/>
    </style:style>
    <style:style style:name="Таблица8.A" style:family="table-column">
      <style:table-column-properties style:column-width="0.5521in" style:rel-column-width="5439*"/>
    </style:style>
    <style:style style:name="Таблица8.C" style:family="table-column">
      <style:table-column-properties style:column-width="0.2597in" style:rel-column-width="2560*"/>
    </style:style>
    <style:style style:name="Таблица8.D" style:family="table-column">
      <style:table-column-properties style:column-width="0.2597in" style:rel-column-width="2559*"/>
    </style:style>
    <style:style style:name="Таблица8.S" style:family="table-column">
      <style:table-column-properties style:column-width="0.4875in" style:rel-column-width="4800*"/>
    </style:style>
    <style:style style:name="Таблица8.T" style:family="table-column">
      <style:table-column-properties style:column-width="0.191in" style:rel-column-width="1881*"/>
    </style:style>
    <style:style style:name="Таблица8.U" style:family="table-column">
      <style:table-column-properties style:column-width="0.2868in" style:rel-column-width="2824*"/>
    </style:style>
    <style:style style:name="Таблица8.V" style:family="table-column">
      <style:table-column-properties style:column-width="0.4264in" style:rel-column-width="4202*"/>
    </style:style>
    <style:style style:name="Таблица8.A1" style:family="table-cell" style:data-style-name="N0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8.S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8.V1" style:family="table-cell" style:data-style-name="N0">
      <style:table-cell-properties fo:background-color="#ffff99" fo:padding="0.0382in" fo:border="0.0007in solid #000000">
        <style:background-image/>
      </style:table-cell-properties>
    </style:style>
    <style:style style:name="Таблица8.A2" style:family="table-cell" style:data-style-name="N0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8.C2" style:family="table-cell" style:data-style-name="N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8.S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8.V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8.C6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8.E6" style:family="table-cell" style:data-style-name="N0">
      <style:table-cell-properties fo:background-color="#999999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8.P6" style:family="table-cell" style:data-style-name="N0">
      <style:table-cell-properties fo:background-color="#808080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8.S6" style:family="table-cell">
      <style:table-cell-properties fo:padding="0.0382in" fo:border-left="0.0007in solid #000000" fo:border-right="none" fo:border-top="none" fo:border-bottom="0.0007in solid #000000"/>
    </style:style>
    <style:style style:name="Таблица8.V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7083in" fo:margin-left="-0.0118in" fo:margin-right="-0.0035in" table:align="margins"/>
    </style:style>
    <style:style style:name="Таблица6.A" style:family="table-column">
      <style:table-column-properties style:column-width="0.8542in" style:rel-column-width="8344*"/>
    </style:style>
    <style:style style:name="Таблица6.B" style:family="table-column">
      <style:table-column-properties style:column-width="1.6354in" style:rel-column-width="15976*"/>
    </style:style>
    <style:style style:name="Таблица6.C" style:family="table-column">
      <style:table-column-properties style:column-width="4.2188in" style:rel-column-width="41215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C1" style:family="table-cell">
      <style:table-cell-properties fo:padding="0.0382in" fo:border="0.0007in solid #000000"/>
    </style:style>
    <style:style style:name="Таблица6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none" fo:border-top="none" fo:border-bottom="0.0007in solid #000000"/>
    </style:style>
    <style:style style:name="Таблица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438in" fo:margin-left="0.0194in" fo:margin-right="0.0299in" table:align="margins"/>
    </style:style>
    <style:style style:name="Таблица9.A" style:family="table-column">
      <style:table-column-properties style:column-width="0.3465in" style:rel-column-width="499*"/>
    </style:style>
    <style:style style:name="Таблица9.B" style:family="table-column">
      <style:table-column-properties style:column-width="0.6181in" style:rel-column-width="890*"/>
    </style:style>
    <style:style style:name="Таблица9.C" style:family="table-column">
      <style:table-column-properties style:column-width="0.284in" style:rel-column-width="409*"/>
    </style:style>
    <style:style style:name="Таблица9.E" style:family="table-column">
      <style:table-column-properties style:column-width="0.2833in" style:rel-column-width="408*"/>
    </style:style>
    <style:style style:name="Таблица9.P" style:family="table-column">
      <style:table-column-properties style:column-width="0.3104in" style:rel-column-width="447*"/>
    </style:style>
    <style:style style:name="Таблица9.Q" style:family="table-column">
      <style:table-column-properties style:column-width="0.2576in" style:rel-column-width="371*"/>
    </style:style>
    <style:style style:name="Таблица9.U" style:family="table-column">
      <style:table-column-properties style:column-width="0.2083in" style:rel-column-width="300*"/>
    </style:style>
    <style:style style:name="Таблица9.V" style:family="table-column">
      <style:table-column-properties style:column-width="0.3611in" style:rel-column-width="520*"/>
    </style:style>
    <style:style style:name="Таблица9.A1" style:family="table-cell" style:data-style-name="N0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9.J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9.V1" style:family="table-cell" style:data-style-name="N0">
      <style:table-cell-properties fo:background-color="#ffff99" fo:padding="0.0382in" fo:border="0.0007in solid #000000">
        <style:background-image/>
      </style:table-cell-properties>
    </style:style>
    <style:style style:name="Таблица9.A2" style:family="table-cell" style:data-style-name="N0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C2" style:family="table-cell" style:data-style-name="N0">
      <style:table-cell-properties fo:background-color="#cfe7f5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M2" style:family="table-cell" style:data-style-name="N0">
      <style:table-cell-properties fo:background-color="#33ff99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O2" style:family="table-cell" style:data-style-name="N0">
      <style:table-cell-properties fo:background-color="#ff6600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Q2" style:family="table-cell" style:data-style-name="N0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V2" style:family="table-cell" style:data-style-name="N0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9.J10" style:family="table-cell">
      <style:table-cell-properties fo:background-color="#ff6600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Q10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V10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fo:background-color="transparent" style:font-size-asian="10pt" style:font-size-complex="10pt"/>
    </style:style>
    <style:style style:name="P5" style:family="paragraph" style:parent-style-name="Table_20_Contents">
      <style:text-properties fo:font-size="10pt" fo:language="en" fo:country="US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language="en" fo:country="US" fo:font-weight="bold" style:font-weight-asian="bold" style:font-weight-complex="bold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Comic Sans MS" fo:font-size="36pt" fo:language="en" fo:country="US" fo:font-weight="normal" fo:background-color="transparent" style:font-name-asian="Comic Sans MS" style:font-size-asian="36pt" style:font-name-complex="Comic Sans MS" style:font-size-complex="36pt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20pt" fo:language="ru" fo:country="RU" fo:font-weight="normal" fo:background-color="transparent" style:font-name-asian="Times New Roman1" style:font-name-complex="Times New Roman1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8" style:family="paragraph" style:parent-style-name="Standard">
      <style:paragraph-properties fo:line-height="100%" fo:text-align="start" style:justify-single-word="false"/>
    </style:style>
    <style:style style:name="P19" style:family="paragraph" style:parent-style-name="Standard">
      <style:text-properties fo:language="ru" fo:country="RU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1.3457in" fo:margin-right="0in" fo:margin-top="0.1665in" fo:margin-bottom="0.0417in" fo:line-height="100%" fo:text-align="center" style:justify-single-word="false" fo:text-indent="-1.3457in" style:auto-text-indent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fo:language="ru" fo:country="RU"/>
    </style:style>
    <style:style style:name="P27" style:family="paragraph" style:parent-style-name="Heading_20_3">
      <style:text-properties fo:language="en" fo:country="US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Text_20_body">
      <style:text-properties fo:language="ru" fo:country="RU"/>
    </style:style>
    <style:style style:name="P3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T4" style:family="text">
      <style:text-properties style:use-window-font-color="true" style:font-name="Times New Roman1" fo:font-size="12pt" fo:language="en" fo:country="US" fo:font-weight="normal" fo:background-color="transparent" style:font-name-asian="Times New Roman1" style:font-name-complex="Times New Roman1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/>
      <text:p text:style-name="P13">Grafics</text:p>
      <text:p text:style-name="P12"/>
      <text:p text:style-name="P11"/>
      <text:p text:style-name="P11"/>
      <text:p text:style-name="P11"/>
      <text:p text:style-name="P14">Описание работы <text:span text:style-name="T1">FPGA </text:span>модуля G<text:span text:style-name="T1">rafics </text:span>для <text:s/>микроконтроллеров.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5">Внутренняя документация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pan text:style-name="T2">Автор последней коррекции:<text:tab/></text:span><text:span text:style-name="T2"><text:creator>Oleg Starokaznikov</text:creator></text:span></text:p>
      <text:p text:style-name="P16">Дата последней коррекции:<text:tab/><text:tab/><text:modification-time style:data-style-name="N40">15:03</text:modification-time> <text:tab/><text:modification-date style:data-style-name="N36">16.07.2023</text:modification-date></text:p>
      <text:p text:style-name="P18"><text:span text:style-name="T3">Актуальная версия: </text:span><text:a xlink:type="simple" xlink:href="file://backup/hardware/Debug/corundgw/grafics.pdf" text:style-name="Internet_20_link" text:visited-style-name="Visited_20_Internet_20_Link"><text:span text:style-name="T4">\\backup\hardware\Debug\corundgw\grafics.pdf</text:span></text:a></text:p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24">Изменения и соответствие версий.<text:tab/>3</text:p>
          <text:p text:style-name="P24">Назначение модуля<text:tab/>4</text:p>
          <text:p text:style-name="P24">Карта регистров<text:tab/>4</text:p>
          <text:p text:style-name="P23">Version<text:tab/>5</text:p>
          <text:p text:style-name="P23">Config status<text:tab/>5</text:p>
          <text:p text:style-name="P23">Control reg<text:tab/>5</text:p>
          <text:p text:style-name="P24">Logo module<text:tab/>5</text:p>
          <text:p text:style-name="P23">Logo vector<text:tab/>5</text:p>
          <text:p text:style-name="P24">Err module<text:tab/>6</text:p>
          <text:p text:style-name="P24">Touch module<text:tab/>6</text:p>
          <text:p text:style-name="P23">Touch x<text:tab/>6</text:p>
          <text:p text:style-name="P24">Text module<text:tab/>6</text:p>
          <text:p text:style-name="P23">Text FONT adr<text:tab/>6</text:p>
          <text:p text:style-name="P23">Text MAP adr<text:tab/>7</text:p>
        </text:index-body>
      </text:table-of-content>
      <text:p text:style-name="Text_20_body"/>
      <text:h text:style-name="P26" text:outline-level="1">Изменения и соответствие версий.</text:h>
      <text:p text:style-name="P8"><text:span text:style-name="T1">version=0x01, revision 0x01 </text:span><text:span text:style-name="T2">начальная версия </text:span><text:span text:style-name="T1">FW </text:span><text:span text:style-name="T2">для </text:span><text:span text:style-name="T1">GW</text:span></text:p>
      <text:p text:style-name="P8"><text:span text:style-name="T1">version=0x0</text:span><text:span text:style-name="T2">2</text:span><text:span text:style-name="T1">, revision 0x03 </text:span><text:span text:style-name="T2">коррекция для работы с </text:span><text:a xlink:type="simple" xlink:href="#6.Touch module|outline" text:style-name="Internet_20_link" text:visited-style-name="Visited_20_Internet_20_Link">тачем</text:a><text:span text:style-name="T2">, изменение </text:span><text:a xlink:type="simple" xlink:href="#3.Карта регистров|outline" text:style-name="Internet_20_link" text:visited-style-name="Visited_20_Internet_20_Link">адресного пространства</text:a></text:p>
      <text:p text:style-name="P9"/>
      <text:h text:style-name="P25" text:outline-level="1">Назначение модуля</text:h>
      <text:p text:style-name="Text_20_body">Подмешивание в существующий видео поток дополнительной графической информации. </text:p>
      <text:p text:style-name="Text_20_body">В рабочем режиме нужен для оповещения пользователя о событиях, описанных в ТЗ и которые нельзя изначально добавить в видео поток. </text:p>
      <text:p text:style-name="Text_20_body">Пример: Заморозка изображения и включение заставки если отсутствует новый фрейм в течение 2 секунд.</text:p>
      <text:p text:style-name="Text_20_body">В отладочном режиме нужен для быстрой проверки серийного оборудования и дигностики проблем.</text:p>
      <text:p text:style-name="Text_20_body">Пример: включение <text:span text:style-name="T1">Touch </text:span><text:span text:style-name="T2">и </text:span><text:span text:style-name="T1">Err </text:span><text:span text:style-name="T2">модулей.</text:span></text:p>
      <text:p text:style-name="Text_20_body"><text:span text:style-name="T2">В данное описание постепенно будут добавляться новые модули. Присутствие модулей в </text:span><text:span text:style-name="T1">FW </text:span><text:span text:style-name="T2">описано в </text:span><text:span text:style-name="T1">Config status </text:span><text:span text:style-name="T2">регистре и зависит от потребности и возможностей </text:span><text:span text:style-name="T1">HW </text:span><text:span text:style-name="T2">и </text:span><text:span text:style-name="T1">SW.</text:span></text:p>
      <text:h text:style-name="Heading_20_1" text:outline-level="1">Карта регистров</text:h>
      <table:table table:name="setting_status_structure" table:style-name="setting_5f_status_5f_structure">
        <table:table-column table:style-name="setting_5f_status_5f_structure.A"/>
        <table:table-column table:style-name="setting_5f_status_5f_structure.B"/>
        <table:table-column table:style-name="setting_5f_status_5f_structure.C"/>
        <table:table-row>
          <table:table-cell table:style-name="setting_5f_status_5f_structure.A1" office:value-type="string">
            <text:p text:style-name="P1">offset</text:p>
          </table:table-cell>
          <table:table-cell table:style-name="setting_5f_status_5f_structure.A1" office:value-type="string">
            <text:p text:style-name="Table_20_Contents">name</text:p>
          </table:table-cell>
          <table:table-cell table:style-name="setting_5f_status_5f_structure.C1" office:value-type="string">
            <text:p text:style-name="Table_20_Contents"/>
          </table:table-cell>
        </table:table-row>
        <table:table-row>
          <table:table-cell table:style-name="setting_5f_status_5f_structure.A2" office:value-type="string">
            <text:p text:style-name="Table_20_Contents">0x00</text:p>
          </table:table-cell>
          <table:table-cell table:style-name="setting_5f_status_5f_structure.A2" office:value-type="string">
            <text:p text:style-name="P1"><text:a xlink:type="simple" xlink:href="#3.1.Version|outline" text:style-name="Internet_20_link" text:visited-style-name="Visited_20_Internet_20_Link">Version status</text:a></text:p>
          </table:table-cell>
          <table:table-cell table:style-name="setting_5f_status_5f_structure.C2" office:value-type="string">
            <text:p text:style-name="P10"/>
          </table:table-cell>
        </table:table-row>
        <table:table-row>
          <table:table-cell table:style-name="setting_5f_status_5f_structure.A2" office:value-type="string">
            <text:p text:style-name="Table_20_Contents">0x0<text:span text:style-name="T1">4</text:span></text:p>
          </table:table-cell>
          <table:table-cell table:style-name="setting_5f_status_5f_structure.A2" office:value-type="string">
            <text:p text:style-name="P1"><text:a xlink:type="simple" xlink:href="#3.2.Config status|outline" text:style-name="Internet_20_link" text:visited-style-name="Visited_20_Internet_20_Link">Config status</text:a></text:p>
          </table:table-cell>
          <table:table-cell table:style-name="setting_5f_status_5f_structure.C2" office:value-type="string">
            <text:p text:style-name="P10">Конфигурация контроллера</text:p>
          </table:table-cell>
        </table:table-row>
        <table:table-row>
          <table:table-cell table:style-name="setting_5f_status_5f_structure.A2" office:value-type="string">
            <text:p text:style-name="P1">0x08</text:p>
          </table:table-cell>
          <table:table-cell table:style-name="setting_5f_status_5f_structure.A2" office:value-type="string">
            <text:p text:style-name="P1"><text:a xlink:type="simple" xlink:href="#3.3.Control reg|outline" text:style-name="Internet_20_link" text:visited-style-name="Visited_20_Internet_20_Link">Control reg</text:a></text:p>
          </table:table-cell>
          <table:table-cell table:style-name="setting_5f_status_5f_structure.C2" office:value-type="string">
            <text:p text:style-name="P2">Управление отображением модулей</text:p>
          </table:table-cell>
        </table:table-row>
        <table:table-row>
          <table:table-cell table:style-name="setting_5f_status_5f_structure.A2" office:value-type="string">
            <text:p text:style-name="P1">0x0c</text:p>
          </table:table-cell>
          <table:table-cell table:style-name="setting_5f_status_5f_structure.A2" office:value-type="string">
            <text:p text:style-name="P1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6" office:value-type="string">
            <text:p text:style-name="P1">0x10</text:p>
          </table:table-cell>
          <table:table-cell table:style-name="setting_5f_status_5f_structure.A6" office:value-type="string">
            <text:p text:style-name="P1">Text version</text:p>
          </table:table-cell>
          <table:table-cell table:style-name="setting_5f_status_5f_structure.C6" office:value-type="string">
            <text:p text:style-name="P2"/>
          </table:table-cell>
        </table:table-row>
        <table:table-row>
          <table:table-cell table:style-name="setting_5f_status_5f_structure.A6" office:value-type="string">
            <text:p text:style-name="P1">0x14</text:p>
          </table:table-cell>
          <table:table-cell table:style-name="setting_5f_status_5f_structure.A6" office:value-type="string">
            <text:p text:style-name="P1">Text font adr</text:p>
          </table:table-cell>
          <table:table-cell table:style-name="setting_5f_status_5f_structure.C6" office:value-type="string">
            <text:p text:style-name="P2">Стартовый адрес блока памяти изображений символов</text:p>
          </table:table-cell>
        </table:table-row>
        <table:table-row>
          <table:table-cell table:style-name="setting_5f_status_5f_structure.A6" office:value-type="string">
            <text:p text:style-name="P1">0x18</text:p>
          </table:table-cell>
          <table:table-cell table:style-name="setting_5f_status_5f_structure.A6" office:value-type="string">
            <text:p text:style-name="P1">Text map adr</text:p>
          </table:table-cell>
          <table:table-cell table:style-name="setting_5f_status_5f_structure.C6" office:value-type="string">
            <text:p text:style-name="P2">Стартовый адрес блока память для мапирования символов</text:p>
          </table:table-cell>
        </table:table-row>
        <table:table-row>
          <table:table-cell table:style-name="setting_5f_status_5f_structure.A2" office:value-type="string">
            <text:p text:style-name="P1">0x1c</text:p>
          </table:table-cell>
          <table:table-cell table:style-name="setting_5f_status_5f_structure.A2" office:value-type="string">
            <text:p text:style-name="P1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10" office:value-type="string">
            <text:p text:style-name="P1">0x20</text:p>
          </table:table-cell>
          <table:table-cell table:style-name="setting_5f_status_5f_structure.A10" office:value-type="string">
            <text:p text:style-name="P1">Touch 1</text:p>
          </table:table-cell>
          <table:table-cell table:style-name="setting_5f_status_5f_structure.C10" office:value-type="string">
            <text:p text:style-name="P2">Координаты для пальца 1</text:p>
          </table:table-cell>
        </table:table-row>
        <table:table-row>
          <table:table-cell table:style-name="setting_5f_status_5f_structure.A10" office:value-type="string">
            <text:p text:style-name="P1">0x24</text:p>
          </table:table-cell>
          <table:table-cell table:style-name="setting_5f_status_5f_structure.A10" office:value-type="string">
            <text:p text:style-name="P1">Touch 2</text:p>
          </table:table-cell>
          <table:table-cell table:style-name="setting_5f_status_5f_structure.C10" office:value-type="string">
            <text:p text:style-name="P2">Координаты для пальца 2</text:p>
          </table:table-cell>
        </table:table-row>
        <table:table-row>
          <table:table-cell table:style-name="setting_5f_status_5f_structure.A10" office:value-type="string">
            <text:p text:style-name="P1">0x28</text:p>
          </table:table-cell>
          <table:table-cell table:style-name="setting_5f_status_5f_structure.A10" office:value-type="string">
            <text:p text:style-name="P1">Touch 3</text:p>
          </table:table-cell>
          <table:table-cell table:style-name="setting_5f_status_5f_structure.C10" office:value-type="string">
            <text:p text:style-name="P2">Координаты для пальца 3</text:p>
          </table:table-cell>
        </table:table-row>
        <table:table-row>
          <table:table-cell table:style-name="setting_5f_status_5f_structure.A10" office:value-type="string">
            <text:p text:style-name="P1">0x2c</text:p>
          </table:table-cell>
          <table:table-cell table:style-name="setting_5f_status_5f_structure.A10" office:value-type="string">
            <text:p text:style-name="P1">Touch 4</text:p>
          </table:table-cell>
          <table:table-cell table:style-name="setting_5f_status_5f_structure.C10" office:value-type="string">
            <text:p text:style-name="P2">Координаты для пальца 4</text:p>
          </table:table-cell>
        </table:table-row>
        <table:table-row>
          <table:table-cell table:style-name="setting_5f_status_5f_structure.A10" office:value-type="string">
            <text:p text:style-name="P1">0x30</text:p>
          </table:table-cell>
          <table:table-cell table:style-name="setting_5f_status_5f_structure.A10" office:value-type="string">
            <text:p text:style-name="P1">Touch 5</text:p>
          </table:table-cell>
          <table:table-cell table:style-name="setting_5f_status_5f_structure.C10" office:value-type="string">
            <text:p text:style-name="P2">Координаты для пальца 5</text:p>
          </table:table-cell>
        </table:table-row>
        <table:table-row>
          <table:table-cell table:style-name="setting_5f_status_5f_structure.A2" office:value-type="string">
            <text:p text:style-name="P1">...</text:p>
          </table:table-cell>
          <table:table-cell table:style-name="setting_5f_status_5f_structure.A2" office:value-type="string">
            <text:p text:style-name="P1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16" office:value-type="string">
            <text:p text:style-name="P1">0x40</text:p>
          </table:table-cell>
          <table:table-cell table:style-name="setting_5f_status_5f_structure.A16" office:value-type="string">
            <text:p text:style-name="P1"><text:a xlink:type="simple" xlink:href="#4.1.Logo vector|outline" text:style-name="Internet_20_link" text:visited-style-name="Visited_20_Internet_20_Link">Logo vector</text:a></text:p>
          </table:table-cell>
          <table:table-cell table:style-name="setting_5f_status_5f_structure.C16" office:value-type="string">
            <text:p text:style-name="P2">Вектор для движения логотипа</text:p>
          </table:table-cell>
        </table:table-row>
        <table:table-row>
          <table:table-cell table:style-name="setting_5f_status_5f_structure.A2" office:value-type="string">
            <text:p text:style-name="P1"/>
          </table:table-cell>
          <table:table-cell table:style-name="setting_5f_status_5f_structure.A2" office:value-type="string">
            <text:p text:style-name="P2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2" office:value-type="string">
            <text:p text:style-name="P1"/>
          </table:table-cell>
          <table:table-cell table:style-name="setting_5f_status_5f_structure.A2" office:value-type="string">
            <text:p text:style-name="P2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2" office:value-type="string">
            <text:p text:style-name="P1"/>
          </table:table-cell>
          <table:table-cell table:style-name="setting_5f_status_5f_structure.A2" office:value-type="string">
            <text:p text:style-name="P2"/>
          </table:table-cell>
          <table:table-cell table:style-name="setting_5f_status_5f_structure.C2" office:value-type="string">
            <text:p text:style-name="P2"/>
          </table:table-cell>
        </table:table-row>
        <table:table-row>
          <table:table-cell table:style-name="setting_5f_status_5f_structure.A2" office:value-type="string">
            <text:p text:style-name="P1"/>
          </table:table-cell>
          <table:table-cell table:style-name="setting_5f_status_5f_structure.A2" office:value-type="string">
            <text:p text:style-name="P2"/>
          </table:table-cell>
          <table:table-cell table:style-name="setting_5f_status_5f_structure.C2" office:value-type="string">
            <text:p text:style-name="P2"/>
          </table:table-cell>
        </table:table-row>
      </table:table>
      <text:h text:style-name="P27" text:outline-level="3"/>
      <text:h text:style-name="P29" text:outline-level="2">Version</text:h>
      <text:p text:style-name="P10">Только чтение =<text:span text:style-name="T1">0x0101000e </text:span>значение, которое соответствует данному описани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Standard">биты</text:p>
          </table:table-cell>
          <table:table-cell table:style-name="Таблица4.A1" office:value-type="string">
            <text:p text:style-name="Standard">имя</text:p>
          </table:table-cell>
          <table:table-cell table:style-name="Таблица4.C1" office:value-type="string">
            <text:p text:style-name="Standard">Описание</text:p>
          </table:table-cell>
        </table:table-row>
        <table:table-row>
          <table:table-cell table:style-name="Таблица4.A2" office:value-type="float" office:value="1.30833333333333">
            <text:p text:style-name="Table_20_Contents">31:<text:span text:style-name="T1">24</text:span></text:p>
          </table:table-cell>
          <table:table-cell table:style-name="Таблица4.B2" office:value-type="string">
            <text:p text:style-name="P1">version</text:p>
          </table:table-cell>
          <table:table-cell table:style-name="Таблица4.C2" office:value-type="string">
            <text:p text:style-name="P1">0x0<text:span text:style-name="T2">2</text:span></text:p>
          </table:table-cell>
        </table:table-row>
        <table:table-row>
          <table:table-cell table:style-name="Таблица4.A2" office:value-type="float" office:value="0">
            <text:p text:style-name="P1">23:16</text:p>
          </table:table-cell>
          <table:table-cell table:style-name="Таблица4.B2" office:value-type="string">
            <text:p text:style-name="P1">revision</text:p>
          </table:table-cell>
          <table:table-cell table:style-name="Таблица4.C2" office:value-type="string">
            <text:p text:style-name="P1">0x0<text:span text:style-name="T2">3</text:span></text:p>
          </table:table-cell>
        </table:table-row>
        <table:table-row>
          <table:table-cell table:style-name="Таблица4.A2" office:value-type="float" office:value="0">
            <text:p text:style-name="P1">15:08</text:p>
          </table:table-cell>
          <table:table-cell table:style-name="Таблица4.B2" office:value-type="string">
            <text:p text:style-name="P1">option</text:p>
          </table:table-cell>
          <table:table-cell table:style-name="Таблица4.C2" office:value-type="string">
            <text:p text:style-name="P1">0x00</text:p>
          </table:table-cell>
        </table:table-row>
        <table:table-row>
          <table:table-cell table:style-name="Таблица4.A2" office:value-type="float" office:value="0">
            <text:p text:style-name="P1">07:00</text:p>
          </table:table-cell>
          <table:table-cell table:style-name="Таблица4.B2" office:value-type="string">
            <text:p text:style-name="P1">type</text:p>
          </table:table-cell>
          <table:table-cell table:style-name="Таблица4.C2" office:value-type="string">
            <text:p text:style-name="P1">0x0e (grafics)</text:p>
          </table:table-cell>
        </table:table-row>
      </table:table>
      <text:h text:style-name="Heading_20_2" text:outline-level="2">Config status</text:h>
      <text:p text:style-name="P10">Только чтение =0x0000000<text:span text:style-name="T1">E– </text:span>значение, которое соответствует данному описанию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Standard">биты</text:p>
          </table:table-cell>
          <table:table-cell table:style-name="Таблица7.A1" office:value-type="string">
            <text:p text:style-name="Standard">имя</text:p>
          </table:table-cell>
          <table:table-cell table:style-name="Таблица7.C1" office:value-type="string">
            <text:p text:style-name="Standard">Описание</text:p>
          </table:table-cell>
        </table:table-row>
        <table:table-row>
          <table:table-cell table:style-name="Таблица7.A2" office:value-type="float" office:value="1.30833333333333">
            <text:p text:style-name="Table_20_Contents">31:<text:span text:style-name="T1">04</text:span></text:p>
          </table:table-cell>
          <table:table-cell table:style-name="Таблица7.B2" office:value-type="string">
            <text:p text:style-name="P1"/>
          </table:table-cell>
          <table:table-cell table:style-name="Таблица7.C2" office:value-type="string">
            <text:p text:style-name="P2">Не используются <text:s/></text:p>
          </table:table-cell>
        </table:table-row>
        <table:table-row>
          <table:table-cell table:style-name="Таблица7.A2" office:value-type="float" office:value="0">
            <text:p text:style-name="P1">03</text:p>
          </table:table-cell>
          <table:table-cell table:style-name="Таблица7.B2" office:value-type="string">
            <text:p text:style-name="P1">Err module</text:p>
          </table:table-cell>
          <table:table-cell table:style-name="Таблица7.C2" office:value-type="string">
            <text:p text:style-name="P1">=1 <text:span text:style-name="T2">в </text:span>FW <text:span text:style-name="T2">присутствует </text:span>err module<text:span text:style-name="T2"> </text:span></text:p>
          </table:table-cell>
        </table:table-row>
        <table:table-row>
          <table:table-cell table:style-name="Таблица7.A2" office:value-type="float" office:value="0">
            <text:p text:style-name="P1">02</text:p>
          </table:table-cell>
          <table:table-cell table:style-name="Таблица7.B2" office:value-type="string">
            <text:p text:style-name="P1">Logo module</text:p>
          </table:table-cell>
          <table:table-cell table:style-name="Таблица7.C2" office:value-type="string">
            <text:p text:style-name="P1">=1 <text:span text:style-name="T2">в </text:span>FW <text:span text:style-name="T2">присутствует l</text:span>ogo module<text:span text:style-name="T2"> </text:span></text:p>
          </table:table-cell>
        </table:table-row>
        <table:table-row>
          <table:table-cell table:style-name="Таблица7.A2" office:value-type="float" office:value="0">
            <text:p text:style-name="P1">01</text:p>
          </table:table-cell>
          <table:table-cell table:style-name="Таблица7.B2" office:value-type="string">
            <text:p text:style-name="P1">Touch module</text:p>
          </table:table-cell>
          <table:table-cell table:style-name="Таблица7.C2" office:value-type="string">
            <text:p text:style-name="P1">=1 <text:span text:style-name="T2">в </text:span>FW <text:span text:style-name="T2">присутствует t</text:span>ouch module<text:span text:style-name="T2"> </text:span></text:p>
          </table:table-cell>
        </table:table-row>
        <table:table-row>
          <table:table-cell table:style-name="Таблица7.A2" office:value-type="float" office:value="0">
            <text:p text:style-name="P1">00</text:p>
          </table:table-cell>
          <table:table-cell table:style-name="Таблица7.B2" office:value-type="string">
            <text:p text:style-name="P1">Text module</text:p>
          </table:table-cell>
          <table:table-cell table:style-name="Таблица7.C2" office:value-type="string">
            <text:p text:style-name="P1">=1 <text:span text:style-name="T2">в </text:span>FW <text:span text:style-name="T2">присутствует </text:span>text module<text:span text:style-name="T2"> </text:span></text:p>
          </table:table-cell>
        </table:table-row>
      </table:table>
      <text:h text:style-name="Heading_20_2" text:outline-level="2">Control reg</text:h>
      <text:p text:style-name="P10">чтение, запись =0x0000 0000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Standard">биты</text:p>
          </table:table-cell>
          <table:table-cell table:style-name="Таблица1.A1" office:value-type="string">
            <text:p text:style-name="Standard">имя</text:p>
          </table:table-cell>
          <table:table-cell table:style-name="Таблица1.C1" office:value-type="string">
            <text:p text:style-name="Standard">Описание</text:p>
          </table:table-cell>
        </table:table-row>
        <table:table-row>
          <table:table-cell table:style-name="Таблица1.A2" office:value-type="float" office:value="1.30833333333333">
            <text:p text:style-name="Table_20_Contents">31:<text:span text:style-name="T1">0</text:span><text:span text:style-name="T2">4</text:span></text:p>
          </table:table-cell>
          <table:table-cell table:style-name="Таблица1.B2" office:value-type="string">
            <text:p text:style-name="P1"/>
          </table:table-cell>
          <table:table-cell table:style-name="Таблица1.C2" office:value-type="string">
            <text:p text:style-name="P2">Не используются <text:s/></text:p>
          </table:table-cell>
        </table:table-row>
        <table:table-row>
          <table:table-cell table:style-name="Таблица1.A2" office:value-type="float" office:value="0">
            <text:p text:style-name="P1">0<text:span text:style-name="T2">3</text:span></text:p>
          </table:table-cell>
          <table:table-cell table:style-name="Таблица1.B2" office:value-type="string">
            <text:p text:style-name="P1">Logo module</text:p>
          </table:table-cell>
          <table:table-cell table:style-name="Таблица1.C2" office:value-type="string">
            <text:p text:style-name="P1">=1 <text:span text:style-name="T2">включение e</text:span>rr module<text:span text:style-name="T2"> </text:span></text:p>
          </table:table-cell>
        </table:table-row>
        <table:table-row>
          <table:table-cell table:style-name="Таблица1.A2" office:value-type="float" office:value="0">
            <text:p text:style-name="P1">02</text:p>
          </table:table-cell>
          <table:table-cell table:style-name="Таблица1.B2" office:value-type="string">
            <text:p text:style-name="P1">Logo module</text:p>
          </table:table-cell>
          <table:table-cell table:style-name="Таблица1.C2" office:value-type="string">
            <text:p text:style-name="P1">=1 <office:annotation office:name="__Annotation__359_5921985381"><dc:creator>Oleg Starokaznikov</dc:creator><dc:date>2023-03-01T12:22:20.50</dc:date><text:p text:style-name="P31"><text:span text:style-name="T5">При отсутствии входного видео сигнала модуль включается автоматически</text:span></text:p></office:annotation><text:span text:style-name="T2">принудительное</text:span><office:annotation-end office:name="__Annotation__359_5921985381"/><text:span text:style-name="T2"> включение l</text:span>ogo module<text:span text:style-name="T2"> </text:span></text:p>
          </table:table-cell>
        </table:table-row>
        <table:table-row>
          <table:table-cell table:style-name="Таблица1.A2" office:value-type="float" office:value="0">
            <text:p text:style-name="P1">01</text:p>
          </table:table-cell>
          <table:table-cell table:style-name="Таблица1.B2" office:value-type="string">
            <text:p text:style-name="P1">Touch module</text:p>
          </table:table-cell>
          <table:table-cell table:style-name="Таблица1.C2" office:value-type="string">
            <text:p text:style-name="P1">=1 <text:span text:style-name="T2">включение t</text:span>ouch module<text:span text:style-name="T2"> </text:span></text:p>
          </table:table-cell>
        </table:table-row>
        <table:table-row>
          <table:table-cell table:style-name="Таблица1.A2" office:value-type="float" office:value="0">
            <text:p text:style-name="P1">00</text:p>
          </table:table-cell>
          <table:table-cell table:style-name="Таблица1.B2" office:value-type="string">
            <text:p text:style-name="P1">Text module</text:p>
          </table:table-cell>
          <table:table-cell table:style-name="Таблица1.C2" office:value-type="string">
            <text:p text:style-name="P1">=1 <text:span text:style-name="T2">включение </text:span>text module<text:span text:style-name="T2"> </text:span></text:p>
          </table:table-cell>
        </table:table-row>
      </table:table>
      <text:h text:style-name="Heading_20_1" text:outline-level="1">Logo module</text:h>
      <text:p text:style-name="Standard">Добавляет в видео поток вращающийся логотип. У логотипа есть прозрачная часть, передняя и задняя стороны имеют разные цвета.</text:p>
      <text:p text:style-name="P19">Логотип должен быть задан черно-белым растровым изображением размером 256х300 пикселей. Черный цвет является прозрачным. Дизайн логотипа <text:s/>задается на этапе компиляции FW.</text:p>
      <text:p text:style-name="Standard">Логотип движется по функции, заданной в <text:span text:style-name="T1">Logo Vector </text:span>и отражается от краев кадра.</text:p>
      <text:p text:style-name="Standard">Логотип появляется автоматически если в течение 2 секунд отсутствует видео поток.</text:p>
      <text:p text:style-name="Standard">Цвета лицевой и задней стороны задаются на этапе компиляции <text:span text:style-name="T1">FW</text:span>.</text:p>
      <text:h text:style-name="Heading_20_2" text:outline-level="2"><office:annotation office:name="__Annotation__6100_2003024795"><dc:creator>Oleg Starokaznikov</dc:creator><dc:date>2023-05-11T10:24:20.51</dc:date><text:p text:style-name="P31"><text:span text:style-name="T5">Не реализовано. </text:span></text:p></office:annotation>Logo vector<office:annotation-end office:name="__Annotation__6100_2003024795"/></text:h>
      <text:p text:style-name="P10">чтение, запись =0x000<text:span text:style-name="T1">1</text:span> 000<text:span text:style-name="T1">1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Standard">биты</text:p>
          </table:table-cell>
          <table:table-cell table:style-name="Таблица2.A1" office:value-type="string">
            <text:p text:style-name="Standard">имя</text:p>
          </table:table-cell>
          <table:table-cell table:style-name="Таблица2.C1" office:value-type="string">
            <text:p text:style-name="Standard">Описание</text:p>
          </table:table-cell>
        </table:table-row>
        <text:soft-page-break/>
        <table:table-row>
          <table:table-cell table:style-name="Таблица2.A2" office:value-type="float" office:value="1.30833333333333">
            <text:p text:style-name="Table_20_Contents">31</text:p>
          </table:table-cell>
          <table:table-cell table:style-name="Таблица2.B2" office:value-type="string">
            <text:p text:style-name="P1">Y-direction</text:p>
          </table:table-cell>
          <table:table-cell table:style-name="Таблица2.C2" office:value-type="string">
            <text:p text:style-name="P1">=0 <text:span text:style-name="T2">движение вниз, =1 движение вверх</text:span></text:p>
          </table:table-cell>
        </table:table-row>
        <table:table-row>
          <table:table-cell table:style-name="Таблица2.A2" office:value-type="float" office:value="0">
            <text:p text:style-name="P1">19:16</text:p>
          </table:table-cell>
          <table:table-cell table:style-name="Таблица2.B2" office:value-type="string">
            <text:p text:style-name="P1">Y-speed</text:p>
          </table:table-cell>
          <table:table-cell table:style-name="Таблица2.C2" office:value-type="string">
            <text:p text:style-name="P2">Скорость изменения по <text:span text:style-name="T1">Y (pixel per frame)</text:span></text:p>
          </table:table-cell>
        </table:table-row>
        <table:table-row>
          <table:table-cell table:style-name="Таблица2.A2" office:value-type="float" office:value="0">
            <text:p text:style-name="P1">15</text:p>
          </table:table-cell>
          <table:table-cell table:style-name="Таблица2.B2" office:value-type="string">
            <text:p text:style-name="P1">X-direction</text:p>
          </table:table-cell>
          <table:table-cell table:style-name="Таблица2.C2" office:value-type="string">
            <text:p text:style-name="P1">=0 <text:span text:style-name="T2">движение вправо, =1 движение влево</text:span></text:p>
          </table:table-cell>
        </table:table-row>
        <table:table-row>
          <table:table-cell table:style-name="Таблица2.A2" office:value-type="float" office:value="0">
            <text:p text:style-name="P1">03:00</text:p>
          </table:table-cell>
          <table:table-cell table:style-name="Таблица2.B2" office:value-type="string">
            <text:p text:style-name="P1">X-speed</text:p>
          </table:table-cell>
          <table:table-cell table:style-name="Таблица2.C2" office:value-type="string">
            <text:p text:style-name="P2"><text:span text:style-name="T2">Скорость изменения по </text:span><text:span text:style-name="T1">X (pixel per frame)</text:span></text:p>
          </table:table-cell>
        </table:table-row>
      </table:table>
      <text:h text:style-name="Heading_20_1" text:outline-level="1">Err module</text:h>
      <text:p text:style-name="P19">Нужен для работ по проектированию FW и для серийной настройки и диагностики оборудования.</text:p>
      <text:p text:style-name="P19">Добавляет в видео поток текущее состояние ошибок устройства</text:p>
      <text:p text:style-name="Standard"><text:span text:style-name="T2">В левом верхнем углу отображается </text:span><text:span text:style-name="T1">n </text:span><text:span text:style-name="T2">прозрачных квадратов. Границы квадратов очерчены цветом 1. Количество квадратов соответствует размеру списка ошибок устройства. Нумерация осуществляется слева на право. При возникновении одиночной ошибки определенный квадрат закрашивается цветом 2 на 1 секунду. Если ошибка происходит непрерывно, то квадрат мигает с частотой 0.5гц.</text:span></text:p>
      <text:h text:style-name="Heading_20_1" text:outline-level="1">Touch module</text:h>
      <text:p text:style-name="Standard">Нужен для работ по проектированию <text:span text:style-name="T1">SW</text:span><text:span text:style-name="T2"> и для серийной настройки и диагностики оборудования.</text:span></text:p>
      <text:p text:style-name="Standard">Добавляет в видео поток вертикальные и горизонтальные линии шириной в 1 пиксель. Перекрестие линий задается в регистре <text:span text:style-name="T1">touch-x. </text:span></text:p>
      <text:p text:style-name="Standard">Всего модуль может одновременно отобразить до 5 перекрестий. Каждое перекрестие имеет свой цвет, который задается на этапе компиляции.</text:p>
      <text:p text:style-name="P19"><text:span text:style-name="T1">touch(4)=</text:span>maroon,</text:p>
      <text:p text:style-name="P19"><text:span text:style-name="T1">touch(3)=</text:span>green,</text:p>
      <text:p text:style-name="P19"><text:span text:style-name="T1">touch(2)=</text:span>navy,</text:p>
      <text:p text:style-name="P19"><text:span text:style-name="T1">touch(1)=</text:span>teal,</text:p>
      <text:p text:style-name="P19"><text:span text:style-name="T1">touch(0)=</text:span>purpure</text:p>
      <text:h text:style-name="Heading_20_2" text:outline-level="2">Touch x</text:h>
      <text:p text:style-name="P10">чтение, запись =0x000<text:span text:style-name="T1">0</text:span> 000<text:span text:style-name="T1">0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биты</text:p>
          </table:table-cell>
          <table:table-cell table:style-name="Таблица3.A1" office:value-type="string">
            <text:p text:style-name="Standard">имя</text:p>
          </table:table-cell>
          <table:table-cell table:style-name="Таблица3.C1" office:value-type="string">
            <text:p text:style-name="Standard">Описание</text:p>
          </table:table-cell>
        </table:table-row>
        <table:table-row>
          <table:table-cell table:style-name="Таблица3.A2" office:value-type="float" office:value="1.30833333333333">
            <text:p text:style-name="Table_20_Contents">31</text:p>
          </table:table-cell>
          <table:table-cell table:style-name="Таблица3.B2" office:value-type="string">
            <text:p text:style-name="P1">Touch active</text:p>
          </table:table-cell>
          <table:table-cell table:style-name="Таблица3.C2" office:value-type="string">
            <text:p text:style-name="P2"><text:s/>=1 отображение включено</text:p>
          </table:table-cell>
        </table:table-row>
        <table:table-row>
          <table:table-cell table:style-name="Таблица3.A2" office:value-type="float" office:value="0">
            <text:p text:style-name="P1">30:16</text:p>
          </table:table-cell>
          <table:table-cell table:style-name="Таблица3.B2" office:value-type="string">
            <text:p text:style-name="P1">Y-coordinate</text:p>
          </table:table-cell>
          <table:table-cell table:style-name="Таблица3.C2" office:value-type="string">
            <text:p text:style-name="P2">координата <text:span text:style-name="T1">Y </text:span>относительно левого верхнего угла<text:span text:style-name="T1">(pixel</text:span>)</text:p>
          </table:table-cell>
        </table:table-row>
        <table:table-row>
          <table:table-cell table:style-name="Таблица3.A2" office:value-type="float" office:value="0">
            <text:p text:style-name="P1">15</text:p>
          </table:table-cell>
          <table:table-cell table:style-name="Таблица3.B2" office:value-type="string">
            <text:p text:style-name="P1"/>
          </table:table-cell>
          <table:table-cell table:style-name="Таблица3.C2" office:value-type="string">
            <text:p text:style-name="P2"/>
          </table:table-cell>
        </table:table-row>
        <table:table-row>
          <table:table-cell table:style-name="Таблица3.A2" office:value-type="float" office:value="0">
            <text:p text:style-name="P1">14:00</text:p>
          </table:table-cell>
          <table:table-cell table:style-name="Таблица3.B2" office:value-type="string">
            <text:p text:style-name="P1">X-coordinate</text:p>
          </table:table-cell>
          <table:table-cell table:style-name="Таблица3.C2" office:value-type="string">
            <text:p text:style-name="P1">координата X относительно левого верхнего угла(pixel)</text:p>
          </table:table-cell>
        </table:table-row>
      </table:table>
      <text:p text:style-name="P21">Для <text:span text:style-name="T1">LCD </text:span><text:span text:style-name="T2">экрана 1280х800:</text:span></text:p>
      <text:p text:style-name="P21"><text:span text:style-name="T2"><text:s/>левый верхний угол </text:span><text:span text:style-name="T1">(X:0,Y:0) =0x8000 0000</text:span></text:p>
      <text:p text:style-name="P21"><text:span text:style-name="T2"><text:s/>правый нижний угол </text:span><text:span text:style-name="T1">(X:</text:span><text:span text:style-name="T2">1279</text:span><text:span text:style-name="T1">,Y:</text:span><text:span text:style-name="T2">799</text:span><text:span text:style-name="T1">) =0x831F 04FF</text:span></text:p>
      <text:h text:style-name="Heading_20_1" text:outline-level="1"/>
      <text:h text:style-name="P25" text:outline-level="1"><office:annotation office:name="__Annotation__781_801285416"><dc:creator>Oleg Starokaznikov</dc:creator><dc:date>2023-03-01T13:24:33.51</dc:date><text:p text:style-name="P31"><text:span text:style-name="T5">Не существует в данной конфигурации</text:span></text:p></office:annotation>Text module<office:annotation-end office:name="__Annotation__781_801285416"/></text:h>
      <text:p text:style-name="Standard">Экспериментальный модуль. Нужен создания <text:span text:style-name="T1">OSD </text:span><text:span text:style-name="T2">меню,</text:span>для работ по проектированию <text:span text:style-name="T1">SW</text:span><text:span text:style-name="T2"> и для серийной настройки и диагностики оборудования.</text:span></text:p>
      <text:p text:style-name="P19">Добавляет в видео поток текстовую информацию</text:p>
      <text:p text:style-name="Standard"><text:span text:style-name="T2">Символ имеет размер 16х32 пикселя. В память F</text:span><text:span text:style-name="T1">ONT </text:span><text:span text:style-name="T2">необходимо предварительно загрузить ,битовую таблицу состоящую из 256 символов. 0-прозрачный, 1-цвет, заданный на этапе </text:span><text:span text:style-name="T1">FW. </text:span><text:span text:style-name="T2">Память </text:span><text:span text:style-name="T1">FONT </text:span><text:span text:style-name="T2">имеет размер 16</text:span><text:span text:style-name="T1">KB.</text:span></text:p>
      <text:p text:style-name="P19">Память <text:span text:style-name="T1">MAP </text:span>имеет размер <text:span text:style-name="T1">128</text:span>х<text:span text:style-name="T1">64</text:span> и содержит 8 битовые ссылки на таблицу <text:span text:style-name="T1">FONT.</text:span></text:p>
      <text:p text:style-name="P19">Символы, которые выходят за границы кадра не отображаются. Память M<text:span text:style-name="T1">AP </text:span>имеет размер 16<text:span text:style-name="T1">KB.</text:span></text:p>
      <text:h text:style-name="Heading_20_2" text:outline-level="2">Text FONT adr</text:h>
      <text:p text:style-name="P10">запись,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Standard">биты</text:p>
          </table:table-cell>
          <table:table-cell table:style-name="Таблица5.A1" office:value-type="string">
            <text:p text:style-name="Standard">имя</text:p>
          </table:table-cell>
          <table:table-cell table:style-name="Таблица5.C1" office:value-type="string">
            <text:p text:style-name="Standard">Описание</text:p>
          </table:table-cell>
        </table:table-row>
        <table:table-row>
          <table:table-cell table:style-name="Таблица5.A2" office:value-type="float" office:value="0">
            <text:p text:style-name="P1">31:00</text:p>
          </table:table-cell>
          <table:table-cell table:style-name="Таблица5.B2" office:value-type="string">
            <text:p text:style-name="P1">FONT mem adr</text:p>
          </table:table-cell>
          <table:table-cell table:style-name="Таблица5.C2" office:value-type="string">
            <text:p text:style-name="P2">Абсолютный адрес начала <text:span text:style-name="T1">FONT </text:span>памяти размером 8<text:span text:style-name="T1">KB</text:span></text:p>
          </table:table-cell>
        </table:table-row>
      </table:table>
      <text:h text:style-name="Heading_20_2" text:outline-level="2"/>
      <text:h text:style-name="P29" text:outline-level="2">Структура памяти <text:span text:style-name="T1">FONT</text:span></text:h>
      <text:p text:style-name="P10">Размер памяти <text:span text:style-name="T1">16KB</text:span></text:p>
      <text:p text:style-name="P10">На примере буквы <text:span text:style-name="T1">F </text:span>расписана битовая карта памяти. Одна ячейка=1 бит.</text:p>
      <table:table table:name="Таблица8" table:style-name="Таблица8">
        <table:table-column table:style-name="Таблица8.A" table:number-columns-repeated="2"/>
        <table:table-column table:style-name="Таблица8.C"/>
        <table:table-column table:style-name="Таблица8.D" table:number-columns-repeated="2"/>
        <table:table-column table:style-name="Таблица8.C"/>
        <table:table-column table:style-name="Таблица8.D" table:number-columns-repeated="2"/>
        <table:table-column table:style-name="Таблица8.C"/>
        <table:table-column table:style-name="Таблица8.D" table:number-columns-repeated="2"/>
        <table:table-column table:style-name="Таблица8.C"/>
        <table:table-column table:style-name="Таблица8.D"/>
        <table:table-column table:style-name="Таблица8.C"/>
        <table:table-column table:style-name="Таблица8.D" table:number-columns-repeated="2"/>
        <table:table-column table:style-name="Таблица8.C"/>
        <table:table-column table:style-name="Таблица8.D"/>
        <table:table-column table:style-name="Таблица8.S"/>
        <table:table-column table:style-name="Таблица8.T"/>
        <table:table-column table:style-name="Таблица8.U"/>
        <table:table-column table:style-name="Таблица8.V"/>
        <table:table-row>
          <table:table-cell table:style-name="Таблица8.A1">
            <text:p text:style-name="P3"/>
          </table:table-cell>
          <table:table-cell table:style-name="Таблица8.A1">
            <text:p text:style-name="P3"/>
          </table:table-cell>
          <table:table-cell table:style-name="Таблица8.A1" office:value-type="float" office:value="0">
            <text:p text:style-name="P3">0</text:p>
          </table:table-cell>
          <table:table-cell table:style-name="Таблица8.A1" office:value-type="float" office:value="1">
            <text:p text:style-name="P3">1</text:p>
          </table:table-cell>
          <table:table-cell table:style-name="Таблица8.A1" office:value-type="float" office:value="2">
            <text:p text:style-name="P3">2</text:p>
          </table:table-cell>
          <table:table-cell table:style-name="Таблица8.A1" office:value-type="float" office:value="3">
            <text:p text:style-name="P3">3</text:p>
          </table:table-cell>
          <table:table-cell table:style-name="Таблица8.A1" office:value-type="float" office:value="4">
            <text:p text:style-name="P3">4</text:p>
          </table:table-cell>
          <table:table-cell table:style-name="Таблица8.A1" office:value-type="float" office:value="5">
            <text:p text:style-name="P3">5</text:p>
          </table:table-cell>
          <table:table-cell table:style-name="Таблица8.A1" office:value-type="float" office:value="6">
            <text:p text:style-name="P3">6</text:p>
          </table:table-cell>
          <table:table-cell table:style-name="Таблица8.A1" office:value-type="float" office:value="7">
            <text:p text:style-name="P3">7</text:p>
          </table:table-cell>
          <table:table-cell table:style-name="Таблица8.A1" office:value-type="float" office:value="8">
            <text:p text:style-name="P3">8</text:p>
          </table:table-cell>
          <table:table-cell table:style-name="Таблица8.A1" office:value-type="float" office:value="9">
            <text:p text:style-name="P3">9</text:p>
          </table:table-cell>
          <table:table-cell table:style-name="Таблица8.A1" office:value-type="float" office:value="10">
            <text:p text:style-name="P3">10</text:p>
          </table:table-cell>
          <table:table-cell table:style-name="Таблица8.A1" office:value-type="float" office:value="11">
            <text:p text:style-name="P3">11</text:p>
          </table:table-cell>
          <table:table-cell table:style-name="Таблица8.A1" office:value-type="float" office:value="12">
            <text:p text:style-name="P3">12</text:p>
          </table:table-cell>
          <table:table-cell table:style-name="Таблица8.A1" office:value-type="float" office:value="13">
            <text:p text:style-name="P3">13</text:p>
          </table:table-cell>
          <table:table-cell table:style-name="Таблица8.A1" office:value-type="float" office:value="14">
            <text:p text:style-name="P3">14</text:p>
          </table:table-cell>
          <table:table-cell table:style-name="Таблица8.A1" office:value-type="float" office:value="15">
            <text:p text:style-name="P3">15</text:p>
          </table:table-cell>
          <table:table-cell table:style-name="Таблица8.S1" office:value-type="string">
            <text:p text:style-name="P3"/>
          </table:table-cell>
          <table:table-cell table:style-name="Таблица8.S1" office:value-type="string">
            <text:p text:style-name="P3"/>
          </table:table-cell>
          <table:table-cell table:style-name="Таблица8.S1" office:value-type="string">
            <text:p text:style-name="P3"/>
          </table:table-cell>
          <table:table-cell table:style-name="Таблица8.V1" office:value-type="float" office:value="4095">
            <text:p text:style-name="P3">4095</text:p>
          </table:table-cell>
        </table:table-row>
        <table:table-row>
          <table:table-cell table:style-name="Таблица8.A2" office:value-type="float" office:value="0">
            <text:p text:style-name="P3">0</text:p>
          </table:table-cell>
          <table:table-cell table:style-name="Таблица8.A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V2" office:value-type="string">
            <text:p text:style-name="P3"/>
          </table:table-cell>
        </table:table-row>
        <table:table-row>
          <table:table-cell table:style-name="Таблица8.A2" office:value-type="float" office:value="1">
            <text:p text:style-name="P3">1</text:p>
          </table:table-cell>
          <table:table-cell table:style-name="Таблица8.A2" table:formula="ooow:&lt;B2&gt;+4096" office:value-type="float" office:value="4096">
            <text:p text:style-name="P3">4096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V2" office:value-type="string">
            <text:p text:style-name="P3"/>
          </table:table-cell>
        </table:table-row>
        <table:table-row>
          <table:table-cell table:style-name="Таблица8.A2" office:value-type="float" office:value="2">
            <text:p text:style-name="P3">2</text:p>
          </table:table-cell>
          <table:table-cell table:style-name="Таблица8.A2" table:formula="ooow:&lt;B3&gt;+4096" office:value-type="float" office:value="8192">
            <text:p text:style-name="P3">8192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V2" office:value-type="string">
            <text:p text:style-name="P3"/>
          </table:table-cell>
        </table:table-row>
        <table:table-row>
          <table:table-cell table:style-name="Таблица8.A2" office:value-type="float" office:value="3">
            <text:p text:style-name="P3">3</text:p>
          </table:table-cell>
          <table:table-cell table:style-name="Таблица8.A2" table:formula="ooow:&lt;B4&gt;+4096" office:value-type="float" office:value="12288">
            <text:p text:style-name="P3">12288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S2" office:value-type="string">
            <text:p text:style-name="P3"/>
          </table:table-cell>
          <table:table-cell table:style-name="Таблица8.V2" office:value-type="string">
            <text:p text:style-name="P3"/>
          </table:table-cell>
        </table:table-row>
        <table:table-row>
          <table:table-cell table:style-name="Таблица8.A2" office:value-type="float" office:value="4">
            <text:p text:style-name="P3">4</text:p>
          </table:table-cell>
          <table:table-cell table:style-name="Таблица8.A2" table:formula="ooow:&lt;B5&gt;+4096" office:value-type="float" office:value="16384">
            <text:p text:style-name="P3">1638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P6">
            <text:p text:style-name="P4"/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5">
            <text:p text:style-name="P3">5</text:p>
          </table:table-cell>
          <table:table-cell table:style-name="Таблица8.A2" table:formula="ooow:&lt;B6&gt;+4096" office:value-type="float" office:value="20480">
            <text:p text:style-name="P3">2048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P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6">
            <text:p text:style-name="P3">6</text:p>
          </table:table-cell>
          <table:table-cell table:style-name="Таблица8.A2" table:formula="ooow:&lt;B7&gt;+4096" office:value-type="float" office:value="24576">
            <text:p text:style-name="P3">2457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7">
            <text:p text:style-name="P3">7</text:p>
          </table:table-cell>
          <table:table-cell table:style-name="Таблица8.A2" table:formula="ooow:&lt;B8&gt;+4096" office:value-type="float" office:value="28672">
            <text:p text:style-name="P3">28672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8">
            <text:p text:style-name="P3">8</text:p>
          </table:table-cell>
          <table:table-cell table:style-name="Таблица8.A2" table:formula="ooow:&lt;B9&gt;+4096" office:value-type="float" office:value="32768">
            <text:p text:style-name="P3">32768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9">
            <text:p text:style-name="P3">9</text:p>
          </table:table-cell>
          <table:table-cell table:style-name="Таблица8.A2" table:formula="ooow:&lt;B10&gt;+4096" office:value-type="float" office:value="36864">
            <text:p text:style-name="P3">3686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0">
            <text:p text:style-name="P3">10</text:p>
          </table:table-cell>
          <table:table-cell table:style-name="Таблица8.A2" table:formula="ooow:&lt;B11&gt;+4096" office:value-type="float" office:value="40960">
            <text:p text:style-name="P3">4096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1">
            <text:p text:style-name="P3">11</text:p>
          </table:table-cell>
          <table:table-cell table:style-name="Таблица8.A2" table:formula="ooow:&lt;B12&gt;+4096" office:value-type="float" office:value="45056">
            <text:p text:style-name="P3">4505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2">
            <text:p text:style-name="P3">12</text:p>
          </table:table-cell>
          <table:table-cell table:style-name="Таблица8.A2" table:formula="ooow:&lt;B13&gt;+4096" office:value-type="float" office:value="49152">
            <text:p text:style-name="P3">49152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>
            <text:p text:style-name="P4"/>
          </table:table-cell>
          <table:table-cell table:style-name="Таблица8.E6">
            <text:p text:style-name="P4"/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3">
            <text:p text:style-name="P3">13</text:p>
          </table:table-cell>
          <table:table-cell table:style-name="Таблица8.A2" table:formula="ooow:&lt;B14&gt;+4096" office:value-type="float" office:value="53248">
            <text:p text:style-name="P3">53248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P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4">
            <text:p text:style-name="P3">14</text:p>
          </table:table-cell>
          <table:table-cell table:style-name="Таблица8.A2" table:formula="ooow:&lt;B15&gt;+4096" office:value-type="float" office:value="57344">
            <text:p text:style-name="P3">5734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P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5">
            <text:p text:style-name="P3">15</text:p>
          </table:table-cell>
          <table:table-cell table:style-name="Таблица8.A2" table:formula="ooow:&lt;B16&gt;+4096" office:value-type="float" office:value="61440">
            <text:p text:style-name="P3">6144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6">
            <text:p text:style-name="P3">16</text:p>
          </table:table-cell>
          <table:table-cell table:style-name="Таблица8.A2" table:formula="ooow:&lt;B17&gt;+4096" office:value-type="float" office:value="65536">
            <text:p text:style-name="P3">6553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7">
            <text:p text:style-name="P3">17</text:p>
          </table:table-cell>
          <table:table-cell table:style-name="Таблица8.A2" table:formula="ooow:&lt;B18&gt;+4096" office:value-type="float" office:value="69632">
            <text:p text:style-name="P3">69632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8">
            <text:p text:style-name="P3">18</text:p>
          </table:table-cell>
          <table:table-cell table:style-name="Таблица8.A2" table:formula="ooow:&lt;B19&gt;+4096" office:value-type="float" office:value="73728">
            <text:p text:style-name="P3">73728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19">
            <text:p text:style-name="P3">19</text:p>
          </table:table-cell>
          <table:table-cell table:style-name="Таблица8.A2" table:formula="ooow:&lt;B20&gt;+4096" office:value-type="float" office:value="77824">
            <text:p text:style-name="P3">7782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0">
            <text:p text:style-name="P3">20</text:p>
          </table:table-cell>
          <table:table-cell table:style-name="Таблица8.A2" table:formula="ooow:&lt;B21&gt;+4096" office:value-type="float" office:value="81920">
            <text:p text:style-name="P3">8192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1">
            <text:p text:style-name="P3">21</text:p>
          </table:table-cell>
          <table:table-cell table:style-name="Таблица8.A2" table:formula="ooow:&lt;B22&gt;+4096" office:value-type="float" office:value="86016">
            <text:p text:style-name="P3">8601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2">
            <text:p text:style-name="P3">22</text:p>
          </table:table-cell>
          <table:table-cell table:style-name="Таблица8.A2" table:formula="ooow:&lt;B23&gt;+4096" office:value-type="float" office:value="90112">
            <text:p text:style-name="P3">90112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3">
            <text:p text:style-name="P3">23</text:p>
          </table:table-cell>
          <table:table-cell table:style-name="Таблица8.A2" table:formula="ooow:&lt;B24&gt;+4096" office:value-type="float" office:value="94208">
            <text:p text:style-name="P3">94208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4">
            <text:p text:style-name="P3">24</text:p>
          </table:table-cell>
          <table:table-cell table:style-name="Таблица8.A2" table:formula="ooow:&lt;B25&gt;+4096" office:value-type="float" office:value="98304">
            <text:p text:style-name="P3">9830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5">
            <text:p text:style-name="P3">25</text:p>
          </table:table-cell>
          <table:table-cell table:style-name="Таблица8.A2" table:formula="ooow:&lt;B26&gt;+4096" office:value-type="float" office:value="102400">
            <text:p text:style-name="P3">10240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6">
            <text:p text:style-name="P3">26</text:p>
          </table:table-cell>
          <table:table-cell table:style-name="Таблица8.A2" table:formula="ooow:&lt;B27&gt;+4096" office:value-type="float" office:value="106496">
            <text:p text:style-name="P3">10649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7">
            <text:p text:style-name="P3">27</text:p>
          </table:table-cell>
          <table:table-cell table:style-name="Таблица8.A2" table:formula="ooow:&lt;B28&gt;+4096" office:value-type="float" office:value="110592">
            <text:p text:style-name="P3">110592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E6" office:value-type="float" office:value="1">
            <text:p text:style-name="P4">1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8">
            <text:p text:style-name="P3">28</text:p>
          </table:table-cell>
          <table:table-cell table:style-name="Таблица8.A2" table:formula="ooow:&lt;B29&gt;+4096" office:value-type="float" office:value="114688">
            <text:p text:style-name="P3">114688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29">
            <text:p text:style-name="P3">29</text:p>
          </table:table-cell>
          <table:table-cell table:style-name="Таблица8.A2" table:formula="ooow:&lt;B30&gt;+4096" office:value-type="float" office:value="118784">
            <text:p text:style-name="P3">118784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30">
            <text:p text:style-name="P3">30</text:p>
          </table:table-cell>
          <table:table-cell table:style-name="Таблица8.A2" table:formula="ooow:&lt;B31&gt;+4096" office:value-type="float" office:value="122880">
            <text:p text:style-name="P3">12288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  <table:table-row>
          <table:table-cell table:style-name="Таблица8.A2" office:value-type="float" office:value="31">
            <text:p text:style-name="P3">31</text:p>
          </table:table-cell>
          <table:table-cell table:style-name="Таблица8.A2" table:formula="ooow:&lt;B32&gt;+4096" office:value-type="float" office:value="126976">
            <text:p text:style-name="P3">126976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2" office:value-type="float" office:value="0">
            <text:p text:style-name="P4">0</text:p>
          </table:table-cell>
          <table:table-cell table:style-name="Таблица8.C2" office:value-type="float" office:value="0">
            <text:p text:style-name="P3">0</text:p>
          </table:table-cell>
          <table:table-cell table:style-name="Таблица8.C6" office:value-type="float" office:value="0">
            <text:p text:style-name="P3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 office:value-type="float" office:value="0">
            <text:p text:style-name="P4">0</text:p>
          </table:table-cell>
          <table:table-cell table:style-name="Таблица8.C6">
            <text:p text:style-name="P4"/>
          </table:table-cell>
          <table:table-cell table:style-name="Таблица8.C6">
            <text:p text:style-name="P3"/>
          </table:table-cell>
          <table:table-cell table:style-name="Таблица8.S6" office:value-type="string">
            <text:p text:style-name="P3"/>
          </table:table-cell>
          <table:table-cell table:style-name="Таблица8.V6" office:value-type="string">
            <text:p text:style-name="P3"/>
          </table:table-cell>
        </table:table-row>
      </table:table>
      <text:p text:style-name="Text_20_body"/>
      <text:h text:style-name="Heading_20_2" text:outline-level="2"/>
      <text:h text:style-name="P29" text:outline-level="2">Text MAP adr</text:h>
      <text:p text:style-name="P10">запись,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Standard">биты</text:p>
          </table:table-cell>
          <table:table-cell table:style-name="Таблица6.A1" office:value-type="string">
            <text:p text:style-name="Standard">имя</text:p>
          </table:table-cell>
          <table:table-cell table:style-name="Таблица6.C1" office:value-type="string">
            <text:p text:style-name="Standard">Описание</text:p>
          </table:table-cell>
        </table:table-row>
        <table:table-row>
          <table:table-cell table:style-name="Таблица6.A2" office:value-type="float" office:value="0">
            <text:p text:style-name="P1">31:00</text:p>
          </table:table-cell>
          <table:table-cell table:style-name="Таблица6.B2" office:value-type="string">
            <text:p text:style-name="P1">MAP mem adr</text:p>
          </table:table-cell>
          <table:table-cell table:style-name="Таблица6.C2" office:value-type="string">
            <text:p text:style-name="P2">Абсолютный адрес начала <text:span text:style-name="T1">MAP </text:span>памяти размером 8<text:span text:style-name="T1">KB</text:span></text:p>
          </table:table-cell>
        </table:table-row>
      </table:table>
      <text:h text:style-name="Heading_20_2" text:outline-level="2">Структура памяти <text:span text:style-name="T1">MAP </text:span><text:span text:style-name="T2">на примере </text:span><text:span text:style-name="T1">HD</text:span><text:span text:style-name="T2">,</text:span><text:span text:style-name="T1">FHD,UHD video</text:span></text:h>
      <text:p text:style-name="P10">Размер памяти <text:span text:style-name="T1">16KB</text:span></text:p>
      <text:p text:style-name="P10">одна ячейка = 1 байт ссылка на символ<text:span text:style-name="T1">16x32</text:span> в <text:span text:style-name="T1">Font memory</text:span></text:p>
      <text:p text:style-name="P10">Отображение символов зависит от разрешения экрана.</text:p>
      <text:p text:style-name="P10">Например<text:span text:style-name="T1">:</text:span></text:p>
      <text:p text:style-name="P10">для экрана 1280<text:span text:style-name="T1">x800 </text:span>будут отображаться символы в «синем окне»</text:p>
      <text:p text:style-name="P10">для экрана 1920<text:span text:style-name="T1">x1080 </text:span>будут отображаться символы в «синем+зеленом окне»</text:p>
      <text:p text:style-name="P10">для экрана 3840x2160<text:span text:style-name="T1"> </text:span>будут отображаться символы в «синем+зеленом_красном окне»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 table:number-columns-repeated="2"/>
        <table:table-column table:style-name="Таблица9.E"/>
        <table:table-column table:style-name="Таблица9.C" table:number-columns-repeated="5"/>
        <table:table-column table:style-name="Таблица9.E" table:number-columns-repeated="2"/>
        <table:table-column table:style-name="Таблица9.C" table:number-columns-repeated="3"/>
        <table:table-column table:style-name="Таблица9.P"/>
        <table:table-column table:style-name="Таблица9.Q"/>
        <table:table-column table:style-name="Таблица9.E"/>
        <table:table-column table:style-name="Таблица9.C" table:number-columns-repeated="2"/>
        <table:table-column table:style-name="Таблица9.U"/>
        <table:table-column table:style-name="Таблица9.V"/>
        <table:table-row>
          <table:table-cell table:style-name="Таблица9.A1">
            <text:p text:style-name="P3"/>
          </table:table-cell>
          <table:table-cell table:style-name="Таблица9.A1">
            <text:p text:style-name="P3"/>
          </table:table-cell>
          <table:table-cell table:style-name="Таблица9.A1" office:value-type="float" office:value="0">
            <text:p text:style-name="P3">0</text:p>
          </table:table-cell>
          <table:table-cell table:style-name="Таблица9.A1" office:value-type="float" office:value="1">
            <text:p text:style-name="P3">1</text:p>
          </table:table-cell>
          <table:table-cell table:style-name="Таблица9.A1" office:value-type="float" office:value="2">
            <text:p text:style-name="P3">2</text:p>
          </table:table-cell>
          <table:table-cell table:style-name="Таблица9.A1" office:value-type="float" office:value="3">
            <text:p text:style-name="P3">3</text:p>
          </table:table-cell>
          <table:table-cell table:style-name="Таблица9.A1" office:value-type="float" office:value="4">
            <text:p text:style-name="P3">4</text:p>
          </table:table-cell>
          <table:table-cell table:style-name="Таблица9.A1" office:value-type="float" office:value="5">
            <text:p text:style-name="P3">5</text:p>
          </table:table-cell>
          <table:table-cell table:style-name="Таблица9.A1" office:value-type="float" office:value="6">
            <text:p text:style-name="P3">6</text:p>
          </table:table-cell>
          <table:table-cell table:style-name="Таблица9.J1" office:value-type="string">
            <text:p text:style-name="P3"/>
          </table:table-cell>
          <table:table-cell table:style-name="Таблица9.J1" office:value-type="string">
            <text:p text:style-name="P3"/>
          </table:table-cell>
          <table:table-cell table:style-name="Таблица9.A1" office:value-type="float" office:value="79">
            <text:p text:style-name="P3">79</text:p>
          </table:table-cell>
          <table:table-cell table:style-name="Таблица9.J1" office:value-type="string">
            <text:p text:style-name="P3"/>
          </table:table-cell>
          <table:table-cell table:style-name="Таблица9.A1" office:value-type="float" office:value="119">
            <text:p text:style-name="P3">119</text:p>
          </table:table-cell>
          <table:table-cell table:style-name="Таблица9.A1">
            <text:p text:style-name="P3"/>
          </table:table-cell>
          <table:table-cell table:style-name="Таблица9.A1" office:value-type="float" office:value="239">
            <text:p text:style-name="P3">239</text:p>
          </table:table-cell>
          <table:table-cell table:style-name="Таблица9.J1" office:value-type="string">
            <text:p text:style-name="P3"/>
          </table:table-cell>
          <table:table-cell table:style-name="Таблица9.J1" office:value-type="string">
            <text:p text:style-name="P3"/>
          </table:table-cell>
          <table:table-cell table:style-name="Таблица9.J1" office:value-type="string">
            <text:p text:style-name="P3"/>
          </table:table-cell>
          <table:table-cell table:style-name="Таблица9.J1" office:value-type="string">
            <text:p text:style-name="P3"/>
          </table:table-cell>
          <table:table-cell table:style-name="Таблица9.J1" office:value-type="string">
            <text:p text:style-name="P3"/>
          </table:table-cell>
          <table:table-cell table:style-name="Таблица9.V1" office:value-type="float" office:value="255">
            <text:p text:style-name="P5">255</text:p>
          </table:table-cell>
        </table:table-row>
        <table:table-row>
          <table:table-cell table:style-name="Таблица9.A2" office:value-type="float" office:value="0">
            <text:p text:style-name="P3">0</text:p>
          </table:table-cell>
          <table:table-cell table:style-name="Таблица9.A2" office:value-type="float" office:value="0">
            <text:p text:style-name="P3">0</text:p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1">
            <text:p text:style-name="P5">1</text:p>
          </table:table-cell>
          <table:table-cell table:style-name="Таблица9.A2" table:formula="ooow:&lt;B2&gt;+256" office:value-type="float" office:value="256">
            <text:p text:style-name="P3">256</text:p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2">
            <text:p text:style-name="P5">2</text:p>
          </table:table-cell>
          <table:table-cell table:style-name="Таблица9.A2" table:formula="ooow:&lt;B3&gt;+256" office:value-type="float" office:value="512">
            <text:p text:style-name="P3">512</text:p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>
            <text:p text:style-name="P3"/>
          </table:table-cell>
          <table:table-cell table:style-name="Таблица9.A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24">
            <text:p text:style-name="P5">24</text:p>
          </table:table-cell>
          <table:table-cell table:style-name="Таблица9.A2" office:value-type="float" office:value="6144">
            <text:p text:style-name="P3">6144</text:p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C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>
            <text:p text:style-name="P3"/>
          </table:table-cell>
          <table:table-cell table:style-name="Таблица9.A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33">
            <text:p text:style-name="P3">33</text:p>
          </table:table-cell>
          <table:table-cell table:style-name="Таблица9.A2" office:value-type="float" office:value="8448">
            <text:p text:style-name="P3">8448</text:p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M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>
            <text:p text:style-name="P3"/>
          </table:table-cell>
          <table:table-cell table:style-name="Таблица9.A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Q2">
            <text:p text:style-name="P3"/>
          </table:table-cell>
          <table:table-cell table:style-name="Таблица9.V2">
            <text:p text:style-name="P3"/>
          </table:table-cell>
        </table:table-row>
        <table:table-row>
          <table:table-cell table:style-name="Таблица9.A2" office:value-type="float" office:value="63">
            <text:p text:style-name="P5">63</text:p>
          </table:table-cell>
          <table:table-cell table:style-name="Таблица9.A2" office:value-type="float" office:value="161280">
            <text:p text:style-name="P3">161280</text:p>
          </table:table-cell>
          <table:table-cell table:style-name="Таблица9.O2">
            <text:p text:style-name="P3"/>
          </table:table-cell>
          <table:table-cell table:style-name="Таблица9.O2">
            <text:p text:style-name="P3"/>
          </table:table-cell>
          <table:table-cell table:style-name="Таблица9.O2">
            <text:p text:style-name="P4"/>
          </table:table-cell>
          <table:table-cell table:style-name="Таблица9.O2">
            <text:p text:style-name="P4"/>
          </table:table-cell>
          <table:table-cell table:style-name="Таблица9.O2">
            <text:p text:style-name="P4"/>
          </table:table-cell>
          <table:table-cell table:style-name="Таблица9.O2">
            <text:p text:style-name="P4"/>
          </table:table-cell>
          <table:table-cell table:style-name="Таблица9.O2">
            <text:p text:style-name="P4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J10" office:value-type="string">
            <text:p text:style-name="P3"/>
          </table:table-cell>
          <table:table-cell table:style-name="Таблица9.Q10" office:value-type="string">
            <text:p text:style-name="P3"/>
          </table:table-cell>
          <table:table-cell table:style-name="Таблица9.Q10" office:value-type="string">
            <text:p text:style-name="P3"/>
          </table:table-cell>
          <table:table-cell table:style-name="Таблица9.Q10" office:value-type="string">
            <text:p text:style-name="P3"/>
          </table:table-cell>
          <table:table-cell table:style-name="Таблица9.Q10" office:value-type="string">
            <text:p text:style-name="P3"/>
          </table:table-cell>
          <table:table-cell table:style-name="Таблица9.Q10" office:value-type="string">
            <text:p text:style-name="P3"/>
          </table:table-cell>
          <table:table-cell table:style-name="Таблица9.V10" office:value-type="string">
            <text:p text:style-name="P3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omic Sans MS" svg:font-family="'Comic Sans MS'"/>
    <style:font-face style:name="Times New Roman1" svg:font-family="'Times New Roman'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Starokaznikov</meta:initial-creator>
    <meta:creation-date>2023-02-27T15:16:11.10</meta:creation-date>
    <dc:date>2023-07-16T15:03:32.80</dc:date>
    <dc:creator>Oleg Starokaznikov</dc:creator>
    <meta:editing-duration>PT14H18M47S</meta:editing-duration>
    <meta:editing-cycles>32</meta:editing-cycles>
    <meta:generator>OpenOffice/4.1.11$Win32 OpenOffice.org_project/4111m1$Build-9808</meta:generator>
    <meta:document-statistic meta:table-count="10" meta:image-count="0" meta:object-count="0" meta:page-count="9" meta:paragraph-count="811" meta:word-count="1465" meta:character-count="6610"/>
  </office:meta>
</office:document-meta>
</file>